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c06616" draw:marker-start-width="0.321cm" draw:marker-end-width="0.321cm" draw:fill="solid" draw:fill-color="#f0e4da" draw:textarea-horizontal-align="justify" draw:textarea-vertical-align="middle" draw:auto-grow-height="false" fo:min-height="0.639cm" fo:min-width="3.43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c06616" draw:marker-start-width="0.321cm" draw:marker-end-width="0.321cm" draw:fill="solid" draw:fill-color="#f0e4da" draw:textarea-horizontal-align="justify" draw:textarea-vertical-align="middle" draw:auto-grow-height="false" fo:min-height="0.559cm" fo:min-width="3.357cm" fo:padding-top="0.165cm" fo:padding-bottom="0.165cm" fo:padding-left="0.29cm" fo:padding-right="0.29cm"/>
    </style:style>
    <style:style style:name="P1" style:family="paragraph">
      <loext:graphic-properties draw:fill="solid" draw:fill-color="#f0e4d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0.889cm" svg:x="-2.203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1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2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9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20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1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3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6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8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24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25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7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9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5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7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3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14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6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8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2.203cm" svg:y="-2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.697cm" svg:y="-2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5.597cm" svg:y="-2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6.103cm" svg:y="-2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3.497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7.397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4.303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-0.403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4.8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6.6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3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3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5.7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7.5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0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2.0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9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1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12.9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0.5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1.2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3.397cm" svg:y="-2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7.297cm" svg:y="-2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1.197cm" svg:y="-2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9.497cm" svg:y="-2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-1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0.3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9.097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22.997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1.297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0.889cm" svg:x="15.197cm" svg:y="2.19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9:18:10.739083069</meta:creation-date>
    <dc:date>2020-07-07T19:50:11.345547484</dc:date>
    <meta:editing-duration>PT14M32S</meta:editing-duration>
    <meta:editing-cycles>4</meta:editing-cycles>
    <meta:generator>LibreOffice/6.0.7.3$Linux_X86_64 LibreOffice_project/00m0$Build-3</meta:generator>
    <meta:document-statistic meta:object-count="288"/>
  </office:meta>
</office:document-meta>
</file>